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f0f9" officeooo:paragraph-rsid="0018f0f9"/>
    </style:style>
    <style:style style:name="P2" style:family="paragraph" style:parent-style-name="Standard">
      <style:text-properties officeooo:rsid="001b3075" officeooo:paragraph-rsid="001b3075"/>
    </style:style>
    <style:style style:name="T1" style:family="text">
      <style:text-properties officeooo:rsid="0019ac0c"/>
    </style:style>
    <style:style style:name="T2" style:family="text">
      <style:text-properties officeooo:rsid="001b3075"/>
    </style:style>
    <style:style style:name="T3" style:family="text">
      <style:text-properties officeooo:rsid="001d2f40"/>
    </style:style>
    <style:style style:name="T4" style:family="text">
      <style:text-properties officeooo:rsid="001e1ab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Last Lecture was a great lecture. The thing<text:span text:style-name="T2">s</text:span> that affected me during his lecture were his come backs to questions teachers, advisors and bosses would pose to him. I wish I had good zingers like that sitting in my pocket. Like a red card at a soccer match. He obviously was very smart in a technical way but also intelligent in an interpersonal way. To have so many people work with him and respect the work he did is a testament to who he really was. <text:span text:style-name="T1">He also did not give up. The brick wall seemed to be very narrow for him. It was still there but he found his way around it so many times. I loved when he said he put his rejection letter from C</text:span><text:span text:style-name="T4">arnegie Mellon University </text:span><text:span text:style-name="T1">on Andy van Dam’s desk and said “I just want you to know what your letter of recommendation goes for at Carnegie Mellon.” That was brilliant. I wish I could be like that but I don’t have the collateral to back it up.</text:span></text:p>
      <text:p text:style-name="P1"/>
      <text:p text:style-name="P1">I agree with his message about having fun. Everyday we should have fun. In the classroom, in the office, on the job-site, we should have fun. What is life if we do not have fun? The quality of work is better and we can get more done. I’m not saying be irresponsible but enjoy what we are doing even if it is just a menial job. </text:p>
      <text:p text:style-name="P1"/>
      <text:p text:style-name="P2">Randy was very respectful of his coworkers and bosses. In a lecture where it could have been all about him, he gave props and recognition to the folks that worked with him to get there. Pointing out individuals who helped make a difference in his advancement and the advancement of his projects. It would be wasteful not to take his advice and use it along the way in life. The birthday cake and candle for his wife was also a win. Another time where he could have left it out or done it at home but instead he used his time to recognize someone else. It was a selfless act of kindness.</text:p>
      <text:p text:style-name="P2"/>
      <text:p text:style-name="P2">The thing that affected me the most was the second head fake at the end. Knowing this lecture was for his kids. <text:span text:style-name="T3">The lecture was so good I think I will have my kids watch it and learn a thing or two or three.</text:span></text:p>
      <text:p text:style-name="P2"/>
      <text:p text:style-name="P2"/>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9-05T13:05:21.468000000</meta:creation-date>
    <meta:generator>LibreOffice/7.0.6.2$Windows_X86_64 LibreOffice_project/144abb84a525d8e30c9dbbefa69cbbf2d8d4ae3b</meta:generator>
    <dc:date>2025-09-05T13:40:56.722000000</dc:date>
    <meta:editing-duration>PT2M28S</meta:editing-duration>
    <meta:editing-cycles>2</meta:editing-cycles>
    <meta:document-statistic meta:table-count="0" meta:image-count="0" meta:object-count="0" meta:page-count="1" meta:paragraph-count="4" meta:word-count="396" meta:character-count="2011" meta:non-whitespace-character-count="1618"/>
  </office:meta>
</office:document-meta>
</file>